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do bin/ldbsearch -H /home/john/domains_samba/private/sam.ldb '(objectclass=person)' </text:p>
      <text:p text:style-name="Standard"/>
      <text:p text:style-name="Standard"><text:a xlink:type="simple" xlink:href="https://wiki.samba.org/index.php/Samba4/LDBIntro">https://wiki.samba.org/index.php/Samba4/LDBIntro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23:18:28</meta:creation-date>
    <dc:date>2013-08-23T23:19:03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" meta:word-count="6" meta:character-count="134" meta:non-whitespace-character-count="129"/>
  </office:meta>
</office:document-meta>
</file>